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ns" svg:font-family="'Fira S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5.9cm"/>
    </style:style>
    <style:style style:name="gr2" style:family="graphic" style:parent-style-name="objectwithoutfill">
      <style:graphic-properties draw:marker-start="Arrow" draw:marker-end="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Fira Sns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paragraph-properties fo:text-align="center"/>
      <style:text-properties style:font-name="Fira Sans" fo:font-style="italic" style:font-style-asian="italic" style:font-style-complex="italic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cm" svg:height="1.7cm" svg:x="7.5cm" svg:y="5cm">
          <text:p text:style-name="P1">Game Object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4cm" svg:height="1.7cm" svg:x="2.4cm" svg:y="10.4cm">
          <svg:title>3D Object</svg:title>
          <text:p text:style-name="P3"><text:span text:style-name="T1">3D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6.4cm" svg:height="1.7cm" svg:x="12cm" svg:y="10.4cm">
          <text:p text:style-name="P3"><text:span text:style-name="T1">2D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" draw:layer="layout" svg:x1="4cm" svg:y1="10.4cm" svg:x2="4cm" svg:y2="6.9cm">
          <text:p text:style-name="P1"><text:span text:style-name="T2">3D Space</text:span></text:p>
        </draw:line>
        <draw:line draw:style-name="gr2" draw:text-style-name="P5" draw:layer="layout" svg:x1="4.6cm" svg:y1="10.4cm" svg:x2="4.6cm" svg:y2="6.9cm">
          <text:p text:style-name="P1"><text:span text:style-name="T2">Mesh</text:span></text:p>
        </draw:line>
        <draw:line draw:style-name="gr2" draw:text-style-name="P5" draw:layer="layout" svg:x1="13.6cm" svg:y1="10.4cm" svg:x2="13.6cm" svg:y2="6.9cm">
          <text:p text:style-name="P1"><text:span text:style-name="T2">GUI</text:span></text:p>
        </draw:line>
        <draw:line draw:style-name="gr2" draw:text-style-name="P5" draw:layer="layout" svg:x1="5.2cm" svg:y1="10.4cm" svg:x2="5.2cm" svg:y2="6.9cm">
          <text:p text:style-name="P1"><text:span text:style-name="T2">Texture</text:span></text:p>
        </draw:line>
        <draw:line draw:style-name="gr2" draw:text-style-name="P5" draw:layer="layout" svg:x1="5.8cm" svg:y1="10.4cm" svg:x2="5.8cm" svg:y2="6.9cm">
          <text:p text:style-name="P1"><text:span text:style-name="T2">Texture</text:span></text:p>
        </draw:line>
        <draw:line draw:style-name="gr2" draw:text-style-name="P5" draw:layer="layout" svg:x1="13.603cm" svg:y1="10.4cm" svg:x2="13.603cm" svg:y2="6.9cm">
          <text:p text:style-name="P1"><text:span text:style-name="T2">GUI</text:span></text:p>
        </draw:line>
        <draw:line draw:style-name="gr2" draw:text-style-name="P5" draw:layer="layout" svg:x1="9.8cm" svg:y1="10.2cm" svg:x2="9.8cm" svg:y2="6.7cm">
          <text:p text:style-name="P1"><text:span text:style-name="T2">Render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ns" svg:font-family="'Fira S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ece Scott</meta:initial-creator>
    <meta:creation-date>2019-07-16T00:05:05.710215395</meta:creation-date>
    <dc:date>2019-07-16T00:11:47.868265626</dc:date>
    <dc:creator>Reece Scott</dc:creator>
    <meta:editing-duration>PT6M42S</meta:editing-duration>
    <meta:editing-cycles>1</meta:editing-cycles>
    <meta:document-statistic meta:object-count="10"/>
    <meta:generator>LibreOffice/6.2.4.2.0$Linux_X86_64 LibreOffice_project/20$Build-2</meta:generator>
  </office:meta>
</office:document-meta>
</file>